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oogle Sans Mono" svg:font-family="'Google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263.91pt"/>
    </style:style>
    <style:style style:name="co4" style:family="table-column">
      <style:table-column-properties fo:break-before="auto" style:column-width="118.06pt"/>
    </style:style>
    <style:style style:name="co5" style:family="table-column">
      <style:table-column-properties fo:break-before="auto" style:column-width="77.81pt"/>
    </style:style>
    <style:style style:name="co6" style:family="table-column">
      <style:table-column-properties fo:break-before="auto" style:column-width="106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Java">
      <style:table-properties table:display="true" style:writing-mode="lr-tb"/>
    </style:style>
    <style:style style:name="ta2" style:family="table" style:master-page-name="PageStyle_5f_CPP">
      <style:table-properties table:display="true" style:writing-mode="lr-tb"/>
    </style:style>
    <style:style style:name="ta3" style:family="table" style:master-page-name="PageStyle_5f_Speedup_7c_Eficiencia">
      <style:table-properties table:display="true" style:writing-mode="lr-tb"/>
    </style:style>
    <style:style style:name="ta4" style:family="table" style:master-page-name="PageStyle_5f_Gráfico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oogle Sans Mono" fo:font-size="9pt" fo:font-style="normal" fo:text-shadow="none" style:text-underline-style="none" fo:font-weight="normal" style:font-size-asian="9pt" style:font-style-asian="normal" style:font-weight-asian="normal" style:font-name-complex="Google Sans Mono" style:font-size-complex="9pt" style:font-style-complex="normal" style:font-weight-complex="normal"/>
    </style:style>
    <style:style style:name="ce6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21212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1212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fo:border-bottom="1.76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6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25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25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c9daf8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c9daf8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26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fo:border-bottom="1.76pt solid #000000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c9daf8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6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26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26">
      <style:table-cell-properties fo:border-bottom="1.76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v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értice Inicial</text:p>
          </table:table-cell>
          <table:table-cell table:style-name="ce1" office:value-type="string" calcext:value-type="string">
            <text:p>Valor da Busc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empo (ms)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17.520268" calcext:value-type="float">
            <text:p>17.5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7.288176" calcext:value-type="float">
            <text:p>7.2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7.687894" calcext:value-type="float">
            <text:p>7.6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4.882015" calcext:value-type="float">
            <text:p>4.88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938796" calcext:value-type="float">
            <text:p>2.9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361568" calcext:value-type="float">
            <text:p>2.3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385779" calcext:value-type="float">
            <text:p>2.3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706852" calcext:value-type="float">
            <text:p>2.7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478415" calcext:value-type="float">
            <text:p>2.48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294493" calcext:value-type="float">
            <text:p>2.2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59.035294" calcext:value-type="float">
            <text:p>59.0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7.680351" calcext:value-type="float">
            <text:p>27.68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70.364605" calcext:value-type="float">
            <text:p>70.3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9.205485" calcext:value-type="float">
            <text:p>29.2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2.004895" calcext:value-type="float">
            <text:p>22.0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84.218439" calcext:value-type="float">
            <text:p>84.2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1.833823" calcext:value-type="float">
            <text:p>21.83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50.685808" calcext:value-type="float">
            <text:p>50.6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5.25652" calcext:value-type="float">
            <text:p>5.2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44.695362" calcext:value-type="float">
            <text:p>44.7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.764466" calcext:value-type="float">
            <text:p>5.7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8.805269" calcext:value-type="float">
            <text:p>58.8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8.849019" calcext:value-type="float">
            <text:p>8.8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5.072713" calcext:value-type="float">
            <text:p>15.07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01.818862" calcext:value-type="float">
            <text:p>101.8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30.343739" calcext:value-type="float">
            <text:p>30.3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2.456287" calcext:value-type="float">
            <text:p>12.4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2.616033" calcext:value-type="float">
            <text:p>12.6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2.461902" calcext:value-type="float">
            <text:p>12.4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4.548002" calcext:value-type="float">
            <text:p>14.5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82.179817" calcext:value-type="float">
            <text:p>82.18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4.404479" calcext:value-type="float">
            <text:p>14.4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.147125" calcext:value-type="float">
            <text:p>7.1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.305313" calcext:value-type="float">
            <text:p>5.3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9.85996" calcext:value-type="float">
            <text:p>9.8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7.654404" calcext:value-type="float">
            <text:p>27.6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6.333086" calcext:value-type="float">
            <text:p>46.33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.034481" calcext:value-type="float">
            <text:p>5.03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0.460016" calcext:value-type="float">
            <text:p>10.4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5.913825" calcext:value-type="float">
            <text:p>15.9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8.819785" calcext:value-type="float">
            <text:p>8.8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0.857369" calcext:value-type="float">
            <text:p>20.8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7.725571" calcext:value-type="float">
            <text:p>7.73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32.2439" calcext:value-type="float">
            <text:p>32.2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1.843508" calcext:value-type="float">
            <text:p>21.8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9.875104" calcext:value-type="float">
            <text:p>9.88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2.48214" calcext:value-type="float">
            <text:p>12.48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4.217733" calcext:value-type="float">
            <text:p>14.2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9.839062" calcext:value-type="float">
            <text:p>19.8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4.611919" calcext:value-type="float">
            <text:p>14.6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9.568755" calcext:value-type="float">
            <text:p>19.57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4.902365" calcext:value-type="float">
            <text:p>14.9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0.244631" calcext:value-type="float">
            <text:p>10.2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20.075237" calcext:value-type="float">
            <text:p>20.08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9.719815" calcext:value-type="float">
            <text:p>19.7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7.501679" calcext:value-type="float">
            <text:p>17.5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5.499886" calcext:value-type="float">
            <text:p>15.5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7.530201" calcext:value-type="float">
            <text:p>7.53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8.306807" calcext:value-type="float">
            <text:p>18.3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6.754428" calcext:value-type="float">
            <text:p>16.7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917098" calcext:value-type="float">
            <text:p>2.9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87774" calcext:value-type="float">
            <text:p>2.8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767634" calcext:value-type="float">
            <text:p>2.7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786152" calcext:value-type="float">
            <text:p>2.79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811978" calcext:value-type="float">
            <text:p>2.8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851337" calcext:value-type="float">
            <text:p>2.8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880427" calcext:value-type="float">
            <text:p>2.8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.626281" calcext:value-type="float">
            <text:p>2.6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3.225069" calcext:value-type="float">
            <text:p>3.2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3.037032" calcext:value-type="float">
            <text:p>3.0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3.954112" calcext:value-type="float">
            <text:p>13.9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44.279735" calcext:value-type="float">
            <text:p>44.2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9.667161" calcext:value-type="float">
            <text:p>9.6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8.529985" calcext:value-type="float">
            <text:p>8.5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6.855883" calcext:value-type="float">
            <text:p>6.8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8.848259" calcext:value-type="float">
            <text:p>8.8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8.773833" calcext:value-type="float">
            <text:p>8.7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9.14567" calcext:value-type="float">
            <text:p>9.1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9.423325" calcext:value-type="float">
            <text:p>9.4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7.535383" calcext:value-type="float">
            <text:p>7.5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7.913494" calcext:value-type="float">
            <text:p>7.9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5.508745" calcext:value-type="float">
            <text:p>15.5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4.691541" calcext:value-type="float">
            <text:p>14.69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7.001417" calcext:value-type="float">
            <text:p>17.0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7.163498" calcext:value-type="float">
            <text:p>17.1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9.057972" calcext:value-type="float">
            <text:p>9.0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9.224684" calcext:value-type="float">
            <text:p>9.2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8.069291" calcext:value-type="float">
            <text:p>8.0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3.140958" calcext:value-type="float">
            <text:p>13.1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8.53997" calcext:value-type="float">
            <text:p>18.5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0.953221" calcext:value-type="float">
            <text:p>10.9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0.469526" calcext:value-type="float">
            <text:p>10.4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1.008222" calcext:value-type="float">
            <text:p>11.0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1.93164" calcext:value-type="float">
            <text:p>11.9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0.575297" calcext:value-type="float">
            <text:p>10.5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0.728055" calcext:value-type="float">
            <text:p>10.7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4.966362" calcext:value-type="float">
            <text:p>24.9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1.500272" calcext:value-type="float">
            <text:p>11.5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9.928243" calcext:value-type="float">
            <text:p>19.9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6.757965" calcext:value-type="float">
            <text:p>26.7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8.979158" calcext:value-type="float">
            <text:p>8.9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4.294412" calcext:value-type="float">
            <text:p>24.29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1.894812" calcext:value-type="float">
            <text:p>11.89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4.612862" calcext:value-type="float">
            <text:p>24.6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0.643181" calcext:value-type="float">
            <text:p>10.6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2.256915" calcext:value-type="float">
            <text:p>22.2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0.63306" calcext:value-type="float">
            <text:p>10.6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0.607711" calcext:value-type="float">
            <text:p>10.6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4.664582" calcext:value-type="float">
            <text:p>24.6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4.439002" calcext:value-type="float">
            <text:p>14.4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21.651942" calcext:value-type="float">
            <text:p>21.6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2.171417" calcext:value-type="float">
            <text:p>12.1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1.515285" calcext:value-type="float">
            <text:p>11.5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23.079951" calcext:value-type="float">
            <text:p>23.0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9.539999" calcext:value-type="float">
            <text:p>9.5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22.499988" calcext:value-type="float">
            <text:p>22.5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9.909352" calcext:value-type="float">
            <text:p>9.9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24.547921" calcext:value-type="float">
            <text:p>24.5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23.241388" calcext:value-type="float">
            <text:p>23.2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1.567959" calcext:value-type="float">
            <text:p>11.5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9.660354" calcext:value-type="float">
            <text:p>29.6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7.816794" calcext:value-type="float">
            <text:p>27.8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7.473287" calcext:value-type="float">
            <text:p>27.4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8.709255" calcext:value-type="float">
            <text:p>28.7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8.669397" calcext:value-type="float">
            <text:p>28.6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30.112219" calcext:value-type="float">
            <text:p>30.1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9.834012" calcext:value-type="float">
            <text:p>29.8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30.064632" calcext:value-type="float">
            <text:p>30.0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29.375875" calcext:value-type="float">
            <text:p>29.3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30.215665" calcext:value-type="float">
            <text:p>30.2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30.026443" calcext:value-type="float">
            <text:p>230.0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33.37738" calcext:value-type="float">
            <text:p>33.3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475.373258" calcext:value-type="float">
            <text:p>475.3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02.588081" calcext:value-type="float">
            <text:p>202.5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65.857103" calcext:value-type="float">
            <text:p>165.8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418.59248" calcext:value-type="float">
            <text:p>418.5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33.026782" calcext:value-type="float">
            <text:p>133.0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35.962387" calcext:value-type="float">
            <text:p>35.9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47.98291" calcext:value-type="float">
            <text:p>247.9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89.720357" calcext:value-type="float">
            <text:p>189.7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74.798631" calcext:value-type="float">
            <text:p>174.8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4.01329" calcext:value-type="float">
            <text:p>54.0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54.931357" calcext:value-type="float">
            <text:p>154.9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9.024169" calcext:value-type="float">
            <text:p>29.0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62.311398" calcext:value-type="float">
            <text:p>62.3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27.2893" calcext:value-type="float">
            <text:p>227.2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11.82465" calcext:value-type="float">
            <text:p>511.8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36.946003" calcext:value-type="float">
            <text:p>236.9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60.770997" calcext:value-type="float">
            <text:p>260.7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80.261156" calcext:value-type="float">
            <text:p>180.2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463.40952" calcext:value-type="float">
            <text:p>1,463.4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0.702585" calcext:value-type="float">
            <text:p>50.7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7.325633" calcext:value-type="float">
            <text:p>27.3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03.021916" calcext:value-type="float">
            <text:p>103.0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2.642254" calcext:value-type="float">
            <text:p>22.64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1.682274" calcext:value-type="float">
            <text:p>21.6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2.327274" calcext:value-type="float">
            <text:p>22.3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48.852812" calcext:value-type="float">
            <text:p>148.8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4.359944" calcext:value-type="float">
            <text:p>24.3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0.991375" calcext:value-type="float">
            <text:p>20.9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2.127804" calcext:value-type="float">
            <text:p>22.1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52.012797" calcext:value-type="float">
            <text:p>52.0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99.363113" calcext:value-type="float">
            <text:p>199.3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1.382393" calcext:value-type="float">
            <text:p>21.3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58.095903" calcext:value-type="float">
            <text:p>58.1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1.997165" calcext:value-type="float">
            <text:p>22.0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2.015634" calcext:value-type="float">
            <text:p>22.0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27.392189" calcext:value-type="float">
            <text:p>127.3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48.463942" calcext:value-type="float">
            <text:p>48.4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3.375727" calcext:value-type="float">
            <text:p>23.3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58.569698" calcext:value-type="float">
            <text:p>58.5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21.453212" calcext:value-type="float">
            <text:p>21.4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05.448129" calcext:value-type="float">
            <text:p>105.4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49.100494" calcext:value-type="float">
            <text:p>49.1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49.81047" calcext:value-type="float">
            <text:p>49.8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20.151141" calcext:value-type="float">
            <text:p>20.1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22.121593" calcext:value-type="float">
            <text:p>22.1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53.212323" calcext:value-type="float">
            <text:p>53.2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64.445833" calcext:value-type="float">
            <text:p>64.4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43.080848" calcext:value-type="float">
            <text:p>43.08</text:p>
          </table:table-cell>
          <table:table-cell table:number-columns-repeated="1019"/>
        </table:table-row>
        <table:table-row table:style-name="ro1" table:number-rows-repeated="819">
          <table:table-cell table:number-columns-repeated="3"/>
          <table:table-cell table:style-name="ce2"/>
          <table:table-cell table:style-name="ce4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PP" table:style-name="ta2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Vértice Inicial</text:p>
          </table:table-cell>
          <table:table-cell table:style-name="ce1" office:value-type="string" calcext:value-type="string">
            <text:p>Valor da Busca</text:p>
          </table:table-cell>
          <table:table-cell table:style-name="ce1" office:value-type="string" calcext:value-type="string">
            <text:p>Tipo</text:p>
          </table:table-cell>
          <table:table-cell table:style-name="ce3" office:value-type="string" calcext:value-type="string">
            <text:p>Threads</text:p>
          </table:table-cell>
          <table:table-cell table:style-name="ce3" office:value-type="string" calcext:value-type="string">
            <text:p>Tempo (ms)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7546" calcext:value-type="float">
            <text:p>1.68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5941" calcext:value-type="float">
            <text:p>1.6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3558" calcext:value-type="float">
            <text:p>1.6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4983" calcext:value-type="float">
            <text:p>1.6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3978" calcext:value-type="float">
            <text:p>1.6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205" calcext:value-type="float">
            <text:p>1.6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2388" calcext:value-type="float">
            <text:p>1.6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3492" calcext:value-type="float">
            <text:p>1.6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109" calcext:value-type="float">
            <text:p>1.6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65531" calcext:value-type="float">
            <text:p>1.6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61166" calcext:value-type="float">
            <text:p>1.6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60374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63132" calcext:value-type="float">
            <text:p>1.6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55699" calcext:value-type="float">
            <text:p>1.5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59604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56788" calcext:value-type="float">
            <text:p>1.5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63231" calcext:value-type="float">
            <text:p>1.6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59542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60359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60878" calcext:value-type="float">
            <text:p>1.6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86972" calcext:value-type="float">
            <text:p>1.8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68206" calcext:value-type="float">
            <text:p>1.6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72421" calcext:value-type="float">
            <text:p>1.7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67586" calcext:value-type="float">
            <text:p>1.6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70862" calcext:value-type="float">
            <text:p>1.7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71451" calcext:value-type="float">
            <text:p>1.7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74223" calcext:value-type="float">
            <text:p>1.7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71473" calcext:value-type="float">
            <text:p>1.71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69985" calcext:value-type="float">
            <text:p>1.7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76949" calcext:value-type="float">
            <text:p>1.7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2.06502" calcext:value-type="float">
            <text:p>2.0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.97985" calcext:value-type="float">
            <text:p>1.9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.9209" calcext:value-type="float">
            <text:p>1.9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.86995" calcext:value-type="float">
            <text:p>1.8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.98121" calcext:value-type="float">
            <text:p>1.9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.86857" calcext:value-type="float">
            <text:p>1.8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.89037" calcext:value-type="float">
            <text:p>1.89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.96453" calcext:value-type="float">
            <text:p>1.9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.93092" calcext:value-type="float">
            <text:p>1.9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.92027" calcext:value-type="float">
            <text:p>1.9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.32406" calcext:value-type="float">
            <text:p>1.3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.03581" calcext:value-type="float">
            <text:p>1.04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.1247" calcext:value-type="float">
            <text:p>1.1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.13177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.12106" calcext:value-type="float">
            <text:p>1.1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.05099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.061" calcext:value-type="float">
            <text:p>1.0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.1752" calcext:value-type="float">
            <text:p>1.18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.12482" calcext:value-type="float">
            <text:p>1.1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0.996053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32575" calcext:value-type="float">
            <text:p>4.33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13.8029" calcext:value-type="float">
            <text:p>13.8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16.8979" calcext:value-type="float">
            <text:p>16.9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10.7664" calcext:value-type="float">
            <text:p>10.77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0.919242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0.723237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1.28975" calcext:value-type="float">
            <text:p>1.29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1.055" calcext:value-type="float">
            <text:p>1.06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2.89598" calcext:value-type="float">
            <text:p>2.90</text:p>
          </table:table-cell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1.00137" calcext:value-type="float">
            <text:p>1.0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6.897" calcext:value-type="float">
            <text:p>126.9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6.743" calcext:value-type="float">
            <text:p>126.7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6.716" calcext:value-type="float">
            <text:p>126.7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6.648" calcext:value-type="float">
            <text:p>126.6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7.149" calcext:value-type="float">
            <text:p>127.1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6.717" calcext:value-type="float">
            <text:p>126.7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6.655" calcext:value-type="float">
            <text:p>126.6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6.897" calcext:value-type="float">
            <text:p>126.9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6.802" calcext:value-type="float">
            <text:p>126.8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6.703" calcext:value-type="float">
            <text:p>126.7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7588" calcext:value-type="float">
            <text:p>18.7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7225" calcext:value-type="float">
            <text:p>18.7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9327" calcext:value-type="float">
            <text:p>18.93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9518" calcext:value-type="float">
            <text:p>18.9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7738" calcext:value-type="float">
            <text:p>18.77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8199" calcext:value-type="float">
            <text:p>18.8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7935" calcext:value-type="float">
            <text:p>18.7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8419" calcext:value-type="float">
            <text:p>18.8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8054" calcext:value-type="float">
            <text:p>18.8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8.8374" calcext:value-type="float">
            <text:p>18.8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6.2167" calcext:value-type="float">
            <text:p>16.2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5.8877" calcext:value-type="float">
            <text:p>15.8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5.9634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5.9648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6.1078" calcext:value-type="float">
            <text:p>16.1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6.0475" calcext:value-type="float">
            <text:p>16.0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5.8857" calcext:value-type="float">
            <text:p>15.8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5.8433" calcext:value-type="float">
            <text:p>15.8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5.9573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5.873" calcext:value-type="float">
            <text:p>15.87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6828" calcext:value-type="float">
            <text:p>14.68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6244" calcext:value-type="float">
            <text:p>14.6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6678" calcext:value-type="float">
            <text:p>14.67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4357" calcext:value-type="float">
            <text:p>14.44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3675" calcext:value-type="float">
            <text:p>14.37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3483" calcext:value-type="float">
            <text:p>14.3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4347" calcext:value-type="float">
            <text:p>14.43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3098" calcext:value-type="float">
            <text:p>14.3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6042" calcext:value-type="float">
            <text:p>14.6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4.4521" calcext:value-type="float">
            <text:p>14.4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7.62272" calcext:value-type="float">
            <text:p>7.6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7.09929" calcext:value-type="float">
            <text:p>7.1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8.30335" calcext:value-type="float">
            <text:p>8.3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9.70192" calcext:value-type="float">
            <text:p>9.7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9.79641" calcext:value-type="float">
            <text:p>9.80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7.2902" calcext:value-type="float">
            <text:p>7.2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7.35457" calcext:value-type="float">
            <text:p>7.35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7.66043" calcext:value-type="float">
            <text:p>7.6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7.18268" calcext:value-type="float">
            <text:p>7.18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7.28938" calcext:value-type="float">
            <text:p>7.2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98856" calcext:value-type="float">
            <text:p>4.99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62724" calcext:value-type="float">
            <text:p>4.63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61158" calcext:value-type="float">
            <text:p>4.61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56226" calcext:value-type="float">
            <text:p>4.5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67446" calcext:value-type="float">
            <text:p>4.67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65662" calcext:value-type="float">
            <text:p>4.66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6743" calcext:value-type="float">
            <text:p>4.67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72824" calcext:value-type="float">
            <text:p>4.73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61702" calcext:value-type="float">
            <text:p>4.62</text:p>
          </table:table-cell>
          <table:table-cell table:number-columns-repeated="101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4.68414" calcext:value-type="float">
            <text:p>4.6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6.29" calcext:value-type="float">
            <text:p>106.2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6.18" calcext:value-type="float">
            <text:p>106.1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7.135" calcext:value-type="float">
            <text:p>107.14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10.764" calcext:value-type="float">
            <text:p>110.7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7.528" calcext:value-type="float">
            <text:p>107.5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7.372" calcext:value-type="float">
            <text:p>107.3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7.458" calcext:value-type="float">
            <text:p>107.4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7.196" calcext:value-type="float">
            <text:p>107.2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7.317" calcext:value-type="float">
            <text:p>107.3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Serial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7.16" calcext:value-type="float">
            <text:p>107.1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7.3322" calcext:value-type="float">
            <text:p>57.3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6.928" calcext:value-type="float">
            <text:p>56.9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6.9134" calcext:value-type="float">
            <text:p>56.9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6.6004" calcext:value-type="float">
            <text:p>56.6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6.5187" calcext:value-type="float">
            <text:p>56.5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6.4075" calcext:value-type="float">
            <text:p>56.4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6.6773" calcext:value-type="float">
            <text:p>56.6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6.8038" calcext:value-type="float">
            <text:p>56.8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6.7668" calcext:value-type="float">
            <text:p>56.7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6.629" calcext:value-type="float">
            <text:p>56.6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6.8385" calcext:value-type="float">
            <text:p>26.84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6.9034" calcext:value-type="float">
            <text:p>26.9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9.5198" calcext:value-type="float">
            <text:p>29.5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7.2795" calcext:value-type="float">
            <text:p>27.2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7.2929" calcext:value-type="float">
            <text:p>27.2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6.7706" calcext:value-type="float">
            <text:p>26.7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6.721" calcext:value-type="float">
            <text:p>26.7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6.6757" calcext:value-type="float">
            <text:p>26.6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6.8495" calcext:value-type="float">
            <text:p>26.8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7.157" calcext:value-type="float">
            <text:p>27.1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2.0701" calcext:value-type="float">
            <text:p>12.07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1.9896" calcext:value-type="float">
            <text:p>11.9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1.8379" calcext:value-type="float">
            <text:p>11.84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1.8257" calcext:value-type="float">
            <text:p>11.8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1.9309" calcext:value-type="float">
            <text:p>11.9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1.7045" calcext:value-type="float">
            <text:p>11.7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1.8763" calcext:value-type="float">
            <text:p>11.8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1.6039" calcext:value-type="float">
            <text:p>11.6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1.7583" calcext:value-type="float">
            <text:p>11.7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1.6233" calcext:value-type="float">
            <text:p>11.6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5611" calcext:value-type="float">
            <text:p>4.5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26267" calcext:value-type="float">
            <text:p>4.26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19549" calcext:value-type="float">
            <text:p>4.2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20254" calcext:value-type="float">
            <text:p>4.2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17706" calcext:value-type="float">
            <text:p>4.1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15223" calcext:value-type="float">
            <text:p>4.1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15225" calcext:value-type="float">
            <text:p>4.1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54417" calcext:value-type="float">
            <text:p>4.54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14348" calcext:value-type="float">
            <text:p>4.14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4.278" calcext:value-type="float">
            <text:p>4.28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5.92806" calcext:value-type="float">
            <text:p>5.93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5.62024" calcext:value-type="float">
            <text:p>5.6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5.62145" calcext:value-type="float">
            <text:p>5.62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6.30317" calcext:value-type="float">
            <text:p>6.30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5.75123" calcext:value-type="float">
            <text:p>5.75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5.60597" calcext:value-type="float">
            <text:p>5.61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5.58985" calcext:value-type="float">
            <text:p>5.5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5.74185" calcext:value-type="float">
            <text:p>5.74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5.59235" calcext:value-type="float">
            <text:p>5.59</text:p>
          </table:table-cell>
          <table:table-cell table:number-columns-repeated="101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Paralelo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5.80828" calcext:value-type="float">
            <text:p>5.81</text:p>
          </table:table-cell>
          <table:table-cell table:number-columns-repeated="1019"/>
        </table:table-row>
        <table:table-row table:style-name="ro1" table:number-rows-repeated="819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edup|Eficiencia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6" office:value-type="string" calcext:value-type="string" table:number-columns-spanned="12" table:number-rows-spanned="1">
            <text:p>C++</text:p>
          </table:table-cell>
          <table:covered-table-cell table:number-columns-repeated="10" table:style-name="ce17"/>
          <table:covered-table-cell table:style-name="ce58"/>
          <table:table-cell table:number-columns-repeated="1012"/>
        </table:table-row>
        <table:table-row table:style-name="ro1">
          <table:table-cell table:style-name="ce7" office:value-type="string" calcext:value-type="string">
            <text:p>Vértice Inicial</text:p>
          </table:table-cell>
          <table:table-cell table:style-name="ce18" office:value-type="string" calcext:value-type="string">
            <text:p>Valor da Busca</text:p>
          </table:table-cell>
          <table:table-cell table:style-name="ce28" office:value-type="string" calcext:value-type="string">
            <text:p>Tempo Serial(ms)</text:p>
          </table:table-cell>
          <table:table-cell table:style-name="ce33"/>
          <table:table-cell table:style-name="ce7" office:value-type="string" calcext:value-type="string">
            <text:p>Vértice Inicial</text:p>
          </table:table-cell>
          <table:table-cell table:style-name="ce18" office:value-type="string" calcext:value-type="string">
            <text:p>Valor da Busca</text:p>
          </table:table-cell>
          <table:table-cell table:style-name="ce18" office:value-type="string" calcext:value-type="string">
            <text:p>Tempo Serial(ms)</text:p>
          </table:table-cell>
          <table:table-cell table:style-name="ce39"/>
          <table:table-cell table:style-name="ce45" office:value-type="string" calcext:value-type="string">
            <text:p>Vértice Inicial</text:p>
          </table:table-cell>
          <table:table-cell table:style-name="ce53" office:value-type="string" calcext:value-type="string">
            <text:p>Valor da Busca</text:p>
          </table:table-cell>
          <table:table-cell table:style-name="ce53" office:value-type="string" calcext:value-type="string">
            <text:p>Tempo Serial(ms)</text:p>
          </table:table-cell>
          <table:table-cell table:style-name="ce59"/>
          <table:table-cell table:number-columns-repeated="1012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19" office:value-type="float" office:value="255" calcext:value-type="float">
            <text:p>255</text:p>
          </table:table-cell>
          <table:table-cell table:style-name="ce21" office:value-type="float" office:value="126.7927" calcext:value-type="float">
            <text:p>126.793</text:p>
          </table:table-cell>
          <table:table-cell table:style-name="ce34"/>
          <table:table-cell table:style-name="ce8" office:value-type="float" office:value="216" calcext:value-type="float">
            <text:p>216</text:p>
          </table:table-cell>
          <table:table-cell table:style-name="ce19" office:value-type="float" office:value="261" calcext:value-type="float">
            <text:p>261</text:p>
          </table:table-cell>
          <table:table-cell table:style-name="ce21" office:value-type="float" office:value="1.640557" calcext:value-type="float">
            <text:p>1.641</text:p>
          </table:table-cell>
          <table:table-cell table:style-name="ce34"/>
          <table:table-cell table:style-name="ce46" office:value-type="float" office:value="614" calcext:value-type="float">
            <text:p>614</text:p>
          </table:table-cell>
          <table:table-cell table:style-name="ce54" office:value-type="float" office:value="925" calcext:value-type="float">
            <text:p>925</text:p>
          </table:table-cell>
          <table:table-cell table:style-name="ce56" office:value-type="float" office:value="107.44" calcext:value-type="float">
            <text:p>107.440</text:p>
          </table:table-cell>
          <table:table-cell table:style-name="ce60"/>
          <table:table-cell table:number-columns-repeated="1012"/>
        </table:table-row>
        <table:table-row table:style-name="ro1">
          <table:table-cell table:style-name="ce9" office:value-type="string" calcext:value-type="string">
            <text:p>Threads</text:p>
          </table:table-cell>
          <table:table-cell table:style-name="ce20" office:value-type="string" calcext:value-type="string">
            <text:p>Tempo(ms)</text:p>
          </table:table-cell>
          <table:table-cell table:style-name="ce29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style-name="ce9" office:value-type="string" calcext:value-type="string">
            <text:p>Threads</text:p>
          </table:table-cell>
          <table:table-cell table:style-name="ce20" office:value-type="string" calcext:value-type="string">
            <text:p>Tempo(ms)</text:p>
          </table:table-cell>
          <table:table-cell table:style-name="ce20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style-name="ce47" office:value-type="string" calcext:value-type="string">
            <text:p>Threads</text:p>
          </table:table-cell>
          <table:table-cell table:style-name="ce55" office:value-type="string" calcext:value-type="string">
            <text:p>Tempo(ms)</text:p>
          </table:table-cell>
          <table:table-cell table:style-name="ce5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1" office:value-type="float" office:value="18.82377" calcext:value-type="float">
            <text:p>18.824</text:p>
          </table:table-cell>
          <table:table-cell table:style-name="ce21" table:formula="of:=[.B5]/[.B5]" office:value-type="float" office:value="1" calcext:value-type="float">
            <text:p>1.000</text:p>
          </table:table-cell>
          <table:table-cell table:style-name="ce36" table:formula="of:=[.C5]/[.A5]" office:value-type="float" office:value="1" calcext:value-type="float">
            <text:p>1.000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float" office:value="1.600773" calcext:value-type="float">
            <text:p>1.601</text:p>
          </table:table-cell>
          <table:table-cell table:style-name="ce21" table:formula="of:=[.F5]/[.F5]" office:value-type="float" office:value="1" calcext:value-type="float">
            <text:p>1.000</text:p>
          </table:table-cell>
          <table:table-cell table:style-name="ce36" table:formula="of:=[.G5]/[.E5]" office:value-type="float" office:value="1" calcext:value-type="float">
            <text:p>1.000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56.75771" calcext:value-type="float">
            <text:p>56.758</text:p>
          </table:table-cell>
          <table:table-cell table:style-name="ce56" table:formula="of:=[.J5]/[.J5]" office:value-type="float" office:value="1" calcext:value-type="float">
            <text:p>1.000</text:p>
          </table:table-cell>
          <table:table-cell table:style-name="ce36" table:formula="of:=[.K5]/[.I5]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1" office:value-type="float" office:value="15.97472" calcext:value-type="float">
            <text:p>15.975</text:p>
          </table:table-cell>
          <table:table-cell table:style-name="ce21" table:formula="of:=[.B5]/[.B6]" office:value-type="float" office:value="1.178347414" calcext:value-type="float">
            <text:p>1.178</text:p>
          </table:table-cell>
          <table:table-cell table:style-name="ce36" table:formula="of:=[.C6]/[.A6]" office:value-type="float" office:value="0.589173707" calcext:value-type="float">
            <text:p>0.589</text:p>
          </table:table-cell>
          <table:table-cell table:style-name="ce8" office:value-type="float" office:value="2" calcext:value-type="float">
            <text:p>2</text:p>
          </table:table-cell>
          <table:table-cell table:style-name="ce21" office:value-type="float" office:value="1.730128" calcext:value-type="float">
            <text:p>1.730</text:p>
          </table:table-cell>
          <table:table-cell table:style-name="ce21" table:formula="of:=[.F5]/[.F6]" office:value-type="float" office:value="0.9252338555" calcext:value-type="float">
            <text:p>0.925</text:p>
          </table:table-cell>
          <table:table-cell table:style-name="ce36" table:formula="of:=[.G6]/[.E6]" office:value-type="float" office:value="0.46261692775" calcext:value-type="float">
            <text:p>0.463</text:p>
          </table:table-cell>
          <table:table-cell table:style-name="ce48" office:value-type="float" office:value="2" calcext:value-type="float">
            <text:p>2</text:p>
          </table:table-cell>
          <table:table-cell table:style-name="ce56" office:value-type="float" office:value="27.20079" calcext:value-type="float">
            <text:p>27.201</text:p>
          </table:table-cell>
          <table:table-cell table:style-name="ce56" table:formula="of:=[.J5]/[.J6]" office:value-type="float" office:value="2.086619911" calcext:value-type="float">
            <text:p>2.087</text:p>
          </table:table-cell>
          <table:table-cell table:style-name="ce36" table:formula="of:=[.K6]/[.I6]" office:value-type="float" office:value="1.0433099555" calcext:value-type="float">
            <text:p>1.043</text:p>
          </table:table-cell>
          <table:table-cell table:number-columns-repeated="101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21" office:value-type="float" office:value="14.49273" calcext:value-type="float">
            <text:p>14.493</text:p>
          </table:table-cell>
          <table:table-cell table:style-name="ce21" table:formula="of:=[.B5]/[.B7]" office:value-type="float" office:value="1.298842247" calcext:value-type="float">
            <text:p>1.299</text:p>
          </table:table-cell>
          <table:table-cell table:style-name="ce36" table:formula="of:=[.C7]/[.A7]" office:value-type="float" office:value="0.32471056175" calcext:value-type="float">
            <text:p>0.325</text:p>
          </table:table-cell>
          <table:table-cell table:style-name="ce8" office:value-type="float" office:value="4" calcext:value-type="float">
            <text:p>4</text:p>
          </table:table-cell>
          <table:table-cell table:style-name="ce21" office:value-type="float" office:value="1.939159" calcext:value-type="float">
            <text:p>1.939</text:p>
          </table:table-cell>
          <table:table-cell table:style-name="ce21" table:formula="of:=[.F5]/[.F7]" office:value-type="float" office:value="0.8254985795" calcext:value-type="float">
            <text:p>0.825</text:p>
          </table:table-cell>
          <table:table-cell table:style-name="ce36" table:formula="of:=[.G7]/[.E7]" office:value-type="float" office:value="0.206374644875" calcext:value-type="float">
            <text:p>0.206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11.82205" calcext:value-type="float">
            <text:p>11.822</text:p>
          </table:table-cell>
          <table:table-cell table:style-name="ce56" table:formula="of:=[.J5]/[.J7]" office:value-type="float" office:value="4.801004056" calcext:value-type="float">
            <text:p>4.801</text:p>
          </table:table-cell>
          <table:table-cell table:style-name="ce36" table:formula="of:=[.K7]/[.I7]" office:value-type="float" office:value="1.200251014" calcext:value-type="float">
            <text:p>1.200</text:p>
          </table:table-cell>
          <table:table-cell table:number-columns-repeated="1012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21" office:value-type="float" office:value="7.930095" calcext:value-type="float">
            <text:p>7.930</text:p>
          </table:table-cell>
          <table:table-cell table:style-name="ce21" table:formula="of:=[.B5]/[.B8]" office:value-type="float" office:value="2.373713051" calcext:value-type="float">
            <text:p>2.374</text:p>
          </table:table-cell>
          <table:table-cell table:style-name="ce36" table:formula="of:=[.C8]/[.A8]" office:value-type="float" office:value="0.296714131375" calcext:value-type="float">
            <text:p>0.297</text:p>
          </table:table-cell>
          <table:table-cell table:style-name="ce8" office:value-type="float" office:value="8" calcext:value-type="float">
            <text:p>8</text:p>
          </table:table-cell>
          <table:table-cell table:style-name="ce21" office:value-type="float" office:value="1.114546" calcext:value-type="float">
            <text:p>1.115</text:p>
          </table:table-cell>
          <table:table-cell table:style-name="ce21" table:formula="of:=[.F5]/[.F8]" office:value-type="float" office:value="1.436255659" calcext:value-type="float">
            <text:p>1.436</text:p>
          </table:table-cell>
          <table:table-cell table:style-name="ce36" table:formula="of:=[.G8]/[.E8]" office:value-type="float" office:value="0.179531957375" calcext:value-type="float">
            <text:p>0.180</text:p>
          </table:table-cell>
          <table:table-cell table:style-name="ce48" office:value-type="float" office:value="8" calcext:value-type="float">
            <text:p>8</text:p>
          </table:table-cell>
          <table:table-cell table:style-name="ce56" office:value-type="float" office:value="4.266899" calcext:value-type="float">
            <text:p>4.267</text:p>
          </table:table-cell>
          <table:table-cell table:style-name="ce56" table:formula="of:=[.J5]/[.J8]" office:value-type="float" office:value="13.30186395" calcext:value-type="float">
            <text:p>13.302</text:p>
          </table:table-cell>
          <table:table-cell table:style-name="ce36" table:formula="of:=[.K8]/[.I8]" office:value-type="float" office:value="1.66273299375" calcext:value-type="float">
            <text:p>1.663</text:p>
          </table:table-cell>
          <table:table-cell table:number-columns-repeated="1012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22" office:value-type="float" office:value="4.682442" calcext:value-type="float">
            <text:p>4.682</text:p>
          </table:table-cell>
          <table:table-cell table:style-name="ce22" table:formula="of:=[.B5]/[.B9]" office:value-type="float" office:value="4.020075422" calcext:value-type="float">
            <text:p>4.020</text:p>
          </table:table-cell>
          <table:table-cell table:style-name="ce37" table:formula="of:=[.C9]/[.A9]" office:value-type="float" office:value="0.251254713875" calcext:value-type="float">
            <text:p>0.251</text:p>
          </table:table-cell>
          <table:table-cell table:style-name="ce10" office:value-type="float" office:value="16" calcext:value-type="float">
            <text:p>16</text:p>
          </table:table-cell>
          <table:table-cell table:style-name="ce22" office:value-type="float" office:value="5.367753" calcext:value-type="float">
            <text:p>5.368</text:p>
          </table:table-cell>
          <table:table-cell table:style-name="ce22" table:formula="of:=[.F5]/[.F9]" office:value-type="float" office:value="0.2982203168" calcext:value-type="float">
            <text:p>0.298</text:p>
          </table:table-cell>
          <table:table-cell table:style-name="ce37" table:formula="of:=[.G9]/[.E9]" office:value-type="float" office:value="0.0186387698" calcext:value-type="float">
            <text:p>0.019</text:p>
          </table:table-cell>
          <table:table-cell table:style-name="ce49" office:value-type="float" office:value="16" calcext:value-type="float">
            <text:p>16</text:p>
          </table:table-cell>
          <table:table-cell table:style-name="ce57" office:value-type="float" office:value="5.756245" calcext:value-type="float">
            <text:p>5.756</text:p>
          </table:table-cell>
          <table:table-cell table:style-name="ce57" table:formula="of:=[.J5]/[.J9]" office:value-type="float" office:value="9.860197056" calcext:value-type="float">
            <text:p>9.860</text:p>
          </table:table-cell>
          <table:table-cell table:style-name="ce37" table:formula="of:=[.K9]/[.I9]" office:value-type="float" office:value="0.616262316" calcext:value-type="float">
            <text:p>0.616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JAVA</text:p>
          </table:table-cell>
          <table:covered-table-cell table:number-columns-repeated="10"/>
          <table:covered-table-cell table:style-name="ce61"/>
          <table:table-cell table:number-columns-repeated="1012"/>
        </table:table-row>
        <table:table-row table:style-name="ro1">
          <table:table-cell table:style-name="ce12" office:value-type="string" calcext:value-type="string">
            <text:p>Vértice Inicial</text:p>
          </table:table-cell>
          <table:table-cell table:style-name="ce23" office:value-type="string" calcext:value-type="string">
            <text:p>Valor da Busca</text:p>
          </table:table-cell>
          <table:table-cell table:style-name="ce30" office:value-type="string" calcext:value-type="string">
            <text:p>Tempo Serial(ms)</text:p>
          </table:table-cell>
          <table:table-cell table:style-name="ce38"/>
          <table:table-cell table:style-name="ce12" office:value-type="string" calcext:value-type="string">
            <text:p>Vértice Inicial</text:p>
          </table:table-cell>
          <table:table-cell table:style-name="ce23" office:value-type="string" calcext:value-type="string">
            <text:p>Valor da Busca</text:p>
          </table:table-cell>
          <table:table-cell table:style-name="ce23" office:value-type="string" calcext:value-type="string">
            <text:p>Tempo Serial(ms)</text:p>
          </table:table-cell>
          <table:table-cell table:style-name="ce40"/>
          <table:table-cell table:style-name="ce50" office:value-type="string" calcext:value-type="string">
            <text:p>Vértice Inicial</text:p>
          </table:table-cell>
          <table:table-cell table:style-name="ce23" office:value-type="string" calcext:value-type="string">
            <text:p>Valor da Busca</text:p>
          </table:table-cell>
          <table:table-cell table:style-name="ce23" office:value-type="string" calcext:value-type="string">
            <text:p>Tempo Serial(ms)</text:p>
          </table:table-cell>
          <table:table-cell table:style-name="ce40"/>
          <table:table-cell table:number-columns-repeated="1012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24" office:value-type="float" office:value="255" calcext:value-type="float">
            <text:p>255</text:p>
          </table:table-cell>
          <table:table-cell table:style-name="ce26" office:value-type="float" office:value="5.254426" calcext:value-type="float">
            <text:p>5.254</text:p>
          </table:table-cell>
          <table:table-cell table:style-name="ce24"/>
          <table:table-cell table:style-name="ce13" office:value-type="float" office:value="216" calcext:value-type="float">
            <text:p>216</text:p>
          </table:table-cell>
          <table:table-cell table:style-name="ce24" office:value-type="float" office:value="261" calcext:value-type="float">
            <text:p>261</text:p>
          </table:table-cell>
          <table:table-cell table:style-name="ce26" office:value-type="float" office:value="2.878075" calcext:value-type="float">
            <text:p>2.878</text:p>
          </table:table-cell>
          <table:table-cell table:style-name="ce41"/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925" calcext:value-type="float">
            <text:p>925</text:p>
          </table:table-cell>
          <table:table-cell table:style-name="ce26" office:value-type="float" office:value="29.193149" calcext:value-type="float">
            <text:p>29.193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14" office:value-type="string" calcext:value-type="string">
            <text:p>Threads</text:p>
          </table:table-cell>
          <table:table-cell table:style-name="ce25" office:value-type="string" calcext:value-type="string">
            <text:p>Tempo(ms)</text:p>
          </table:table-cell>
          <table:table-cell table:style-name="ce31" office:value-type="string" calcext:value-type="string">
            <text:p>Speedup</text:p>
          </table:table-cell>
          <table:table-cell table:style-name="ce25" office:value-type="string" calcext:value-type="string">
            <text:p>Eficiencia</text:p>
          </table:table-cell>
          <table:table-cell table:style-name="ce14" office:value-type="string" calcext:value-type="string">
            <text:p>Threads</text:p>
          </table:table-cell>
          <table:table-cell table:style-name="ce25" office:value-type="string" calcext:value-type="string">
            <text:p>Tempo(ms)</text:p>
          </table:table-cell>
          <table:table-cell table:style-name="ce25" office:value-type="string" calcext:value-type="string">
            <text:p>Speedup</text:p>
          </table:table-cell>
          <table:table-cell table:style-name="ce42" office:value-type="string" calcext:value-type="string">
            <text:p>Eficiencia</text:p>
          </table:table-cell>
          <table:table-cell table:style-name="ce25" office:value-type="string" calcext:value-type="string">
            <text:p>Threads</text:p>
          </table:table-cell>
          <table:table-cell table:style-name="ce25" office:value-type="string" calcext:value-type="string">
            <text:p>Tempo(ms)</text:p>
          </table:table-cell>
          <table:table-cell table:style-name="ce25" office:value-type="string" calcext:value-type="string">
            <text:p>Speedup</text:p>
          </table:table-cell>
          <table:table-cell table:style-name="ce42" office:value-type="string" calcext:value-type="string">
            <text:p>Eficiencia</text:p>
          </table:table-cell>
          <table:table-cell table:number-columns-repeated="101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6" office:value-type="float" office:value="41.498058" calcext:value-type="float">
            <text:p>41.498</text:p>
          </table:table-cell>
          <table:table-cell table:style-name="ce26" table:formula="of:=[.B14]/[.B14]" office:value-type="float" office:value="1" calcext:value-type="float">
            <text:p>1.000</text:p>
          </table:table-cell>
          <table:table-cell table:style-name="ce26" table:formula="of:=[.C14]/[.A14]" office:value-type="float" office:value="1" calcext:value-type="float">
            <text:p>1.00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701335" calcext:value-type="float">
            <text:p>12.701</text:p>
          </table:table-cell>
          <table:table-cell table:style-name="ce26" table:formula="of:=[.F14]/[.F14]" office:value-type="float" office:value="1" calcext:value-type="float">
            <text:p>1.000</text:p>
          </table:table-cell>
          <table:table-cell table:style-name="ce43" table:formula="of:=[.G14]/[.E14]" office:value-type="float" office:value="1" calcext:value-type="float">
            <text:p>1.000</text:p>
          </table:table-cell>
          <table:table-cell table:style-name="ce51" office:value-type="float" office:value="1" calcext:value-type="float">
            <text:p>1</text:p>
          </table:table-cell>
          <table:table-cell table:style-name="ce26" office:value-type="float" office:value="213.250718" calcext:value-type="float">
            <text:p>213.251</text:p>
          </table:table-cell>
          <table:table-cell table:style-name="ce26" table:formula="of:=[.J14]/[.J14]" office:value-type="float" office:value="1" calcext:value-type="float">
            <text:p>1.000</text:p>
          </table:table-cell>
          <table:table-cell table:style-name="ce43" table:formula="of:=[.K14]/[.I14]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6" office:value-type="float" office:value="27.273629" calcext:value-type="float">
            <text:p>27.274</text:p>
          </table:table-cell>
          <table:table-cell table:style-name="ce26" table:formula="of:=[.B14]/[.B15]" office:value-type="float" office:value="1.521545153" calcext:value-type="float">
            <text:p>1.522</text:p>
          </table:table-cell>
          <table:table-cell table:style-name="ce26" table:formula="of:=[.C15]/[.A15]" office:value-type="float" office:value="0.7607725765" calcext:value-type="float">
            <text:p>0.761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3.031157" calcext:value-type="float">
            <text:p>13.031</text:p>
          </table:table-cell>
          <table:table-cell table:style-name="ce26" table:formula="of:=[.F14]/[.F15]" office:value-type="float" office:value="0.9746897378" calcext:value-type="float">
            <text:p>0.975</text:p>
          </table:table-cell>
          <table:table-cell table:style-name="ce43" table:formula="of:=[.G15]/[.E15]" office:value-type="float" office:value="0.4873448689" calcext:value-type="float">
            <text:p>0.487</text:p>
          </table:table-cell>
          <table:table-cell table:style-name="ce51" office:value-type="float" office:value="2" calcext:value-type="float">
            <text:p>2</text:p>
          </table:table-cell>
          <table:table-cell table:style-name="ce26" office:value-type="float" office:value="189.217095" calcext:value-type="float">
            <text:p>189.217</text:p>
          </table:table-cell>
          <table:table-cell table:style-name="ce26" table:formula="of:=[.J14]/[.J15]" office:value-type="float" office:value="1.127016129" calcext:value-type="float">
            <text:p>1.127</text:p>
          </table:table-cell>
          <table:table-cell table:style-name="ce43" table:formula="of:=[.K15]/[.I15]" office:value-type="float" office:value="0.5635080645" calcext:value-type="float">
            <text:p>0.564</text:p>
          </table:table-cell>
          <table:table-cell table:number-columns-repeated="1012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6" office:value-type="float" office:value="22.429251" calcext:value-type="float">
            <text:p>22.429</text:p>
          </table:table-cell>
          <table:table-cell table:style-name="ce26" table:formula="of:=[.B14]/[.B16]" office:value-type="float" office:value="1.850175826" calcext:value-type="float">
            <text:p>1.850</text:p>
          </table:table-cell>
          <table:table-cell table:style-name="ce26" table:formula="of:=[.C16]/[.A16]" office:value-type="float" office:value="0.4625439565" calcext:value-type="float">
            <text:p>0.463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88188" calcext:value-type="float">
            <text:p>14.882</text:p>
          </table:table-cell>
          <table:table-cell table:style-name="ce26" table:formula="of:=[.F14]/[.F16]" office:value-type="float" office:value="0.8534765097" calcext:value-type="float">
            <text:p>0.853</text:p>
          </table:table-cell>
          <table:table-cell table:style-name="ce43" table:formula="of:=[.G16]/[.E16]" office:value-type="float" office:value="0.213369127425" calcext:value-type="float">
            <text:p>0.213</text:p>
          </table:table-cell>
          <table:table-cell table:style-name="ce51" office:value-type="float" office:value="4" calcext:value-type="float">
            <text:p>4</text:p>
          </table:table-cell>
          <table:table-cell table:style-name="ce26" office:value-type="float" office:value="190.531559" calcext:value-type="float">
            <text:p>190.532</text:p>
          </table:table-cell>
          <table:table-cell table:style-name="ce26" table:formula="of:=[.J14]/[.J16]" office:value-type="float" office:value="1.119240923" calcext:value-type="float">
            <text:p>1.119</text:p>
          </table:table-cell>
          <table:table-cell table:style-name="ce43" table:formula="of:=[.K16]/[.I16]" office:value-type="float" office:value="0.27981023075" calcext:value-type="float">
            <text:p>0.280</text:p>
          </table:table-cell>
          <table:table-cell table:number-columns-repeated="1012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6" office:value-type="float" office:value="16.251609" calcext:value-type="float">
            <text:p>16.252</text:p>
          </table:table-cell>
          <table:table-cell table:style-name="ce26" table:formula="of:=[.B14]/[.B17]" office:value-type="float" office:value="2.553473813" calcext:value-type="float">
            <text:p>2.553</text:p>
          </table:table-cell>
          <table:table-cell table:style-name="ce26" table:formula="of:=[.C17]/[.A17]" office:value-type="float" office:value="0.319184226625" calcext:value-type="float">
            <text:p>0.319</text:p>
          </table:table-cell>
          <table:table-cell table:style-name="ce15" office:value-type="float" office:value="8" calcext:value-type="float">
            <text:p>8</text:p>
          </table:table-cell>
          <table:table-cell table:style-name="ce26" office:value-type="float" office:value="16.302569" calcext:value-type="float">
            <text:p>16.303</text:p>
          </table:table-cell>
          <table:table-cell table:style-name="ce26" table:formula="of:=[.F14]/[.F17]" office:value-type="float" office:value="0.7791002142" calcext:value-type="float">
            <text:p>0.779</text:p>
          </table:table-cell>
          <table:table-cell table:style-name="ce43" table:formula="of:=[.G17]/[.E17]" office:value-type="float" office:value="0.097387526775" calcext:value-type="float">
            <text:p>0.097</text:p>
          </table:table-cell>
          <table:table-cell table:style-name="ce51" office:value-type="float" office:value="8" calcext:value-type="float">
            <text:p>8</text:p>
          </table:table-cell>
          <table:table-cell table:style-name="ce26" office:value-type="float" office:value="59.622667" calcext:value-type="float">
            <text:p>59.623</text:p>
          </table:table-cell>
          <table:table-cell table:style-name="ce26" table:formula="of:=[.J14]/[.J17]" office:value-type="float" office:value="3.576671906" calcext:value-type="float">
            <text:p>3.577</text:p>
          </table:table-cell>
          <table:table-cell table:style-name="ce43" table:formula="of:=[.K17]/[.I17]" office:value-type="float" office:value="0.44708398825" calcext:value-type="float">
            <text:p>0.447</text:p>
          </table:table-cell>
          <table:table-cell table:number-columns-repeated="101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7" office:value-type="float" office:value="16.01038" calcext:value-type="float">
            <text:p>16.010</text:p>
          </table:table-cell>
          <table:table-cell table:style-name="ce27" table:formula="of:=[.B14]/[.B18]" office:value-type="float" office:value="2.591947099" calcext:value-type="float">
            <text:p>2.592</text:p>
          </table:table-cell>
          <table:table-cell table:style-name="ce27" table:formula="of:=[.C18]/[.A18]" office:value-type="float" office:value="0.1619966936875" calcext:value-type="float">
            <text:p>0.162</text:p>
          </table:table-cell>
          <table:table-cell table:style-name="ce16" office:value-type="float" office:value="16" calcext:value-type="float">
            <text:p>16</text:p>
          </table:table-cell>
          <table:table-cell table:style-name="ce27" office:value-type="float" office:value="16.97252" calcext:value-type="float">
            <text:p>16.973</text:p>
          </table:table-cell>
          <table:table-cell table:style-name="ce27" table:formula="of:=[.F14]/[.F18]" office:value-type="float" office:value="0.7483470339" calcext:value-type="float">
            <text:p>0.748</text:p>
          </table:table-cell>
          <table:table-cell table:style-name="ce44" table:formula="of:=[.G18]/[.E18]" office:value-type="float" office:value="0.04677168961875" calcext:value-type="float">
            <text:p>0.047</text:p>
          </table:table-cell>
          <table:table-cell table:style-name="ce52" office:value-type="float" office:value="16" calcext:value-type="float">
            <text:p>16</text:p>
          </table:table-cell>
          <table:table-cell table:style-name="ce27" office:value-type="float" office:value="48.739374" calcext:value-type="float">
            <text:p>48.739</text:p>
          </table:table-cell>
          <table:table-cell table:style-name="ce27" table:formula="of:=[.J14]/[.J18]" office:value-type="float" office:value="4.375327389" calcext:value-type="float">
            <text:p>4.375</text:p>
          </table:table-cell>
          <table:table-cell table:style-name="ce44" table:formula="of:=[.K18]/[.I18]" office:value-type="float" office:value="0.2734579618125" calcext:value-type="float">
            <text:p>0.273</text:p>
          </table:table-cell>
          <table:table-cell table:number-columns-repeated="1012"/>
        </table:table-row>
        <table:table-row table:style-name="ro1" table:number-rows-repeated="981">
          <table:table-cell table:number-columns-repeated="2"/>
          <table:table-cell table:style-name="ce32"/>
          <table:table-cell table:number-columns-repeated="1021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áficos" table:style-name="ta4">
        <table:table-column table:style-name="co1" table:number-columns-repeated="1024" table:default-cell-style-name="Default"/>
        <table:table-row table:style-name="ro1">
          <table:table-cell table:number-columns-repeated="9"/>
          <table:table-cell table:style-name="ce1"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<text:s/>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<text:s/></text:p>
          </table:table-cell>
          <table:table-cell table:number-columns-repeated="1015"/>
        </table:table-row>
        <table:table-row table:style-name="ro2" table:number-rows-repeated="14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<text:s/></text:p>
          </table:table-cell>
          <table:table-cell table:number-columns-repeated="101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oogle Sans Mono" svg:font-family="'Google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8" loext:min-decimal-places="8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va" style:display-name="PageStyle_J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P" style:display-name="PageStyle_C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edup_7c_Eficiencia" style:display-name="PageStyle_Speedup|Eficien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998" meta:object-count="0"/>
    <meta:generator>LibreOfficeDev/6.0.5.2$Linux_X86_64 LibreOffice_project/</meta:generator>
  </office:meta>
</office:document-meta>
</file>